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 style:parent-style-name="Standard">
      <style:text-properties officeooo:paragraph-rsid="10c2a301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font-size="10pt" style:font-size-asian="10pt" style:font-size-complex="10pt"/>
    </style:style>
    <style:style style:name="T23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officeooo:rsid="0673d7fc"/>
    </style:style>
    <style:style style:name="T24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9" style:family="text">
      <style:text-properties style:text-line-through-style="none" style:text-line-through-type="none" style:font-name="Liberation Sans" style:text-underline-style="none" officeooo:rsid="0b0f3a36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style:text-underline-style="none"/>
    </style:style>
    <style:style style:name="T254" style:family="text">
      <style:text-properties style:font-name="Liberation Mono" fo:font-size="11pt" style:font-size-asian="11pt" style:font-size-complex="11pt"/>
    </style:style>
    <style:style style:name="T255" style:family="text">
      <style:text-properties style:font-name="Liberation Mono" fo:font-size="8pt" style:font-size-asian="8pt" style:font-size-complex="8pt" loext:padding="0.049cm" loext:border="0.31pt solid #000000"/>
    </style:style>
    <style:style style:name="T25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7" style:family="text">
      <style:text-properties officeooo:rsid="102b859b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1035cc54" style:font-weight-asian="bold" style:font-weight-complex="bold"/>
    </style:style>
    <style:style style:name="T260" style:family="text">
      <style:text-properties fo:font-weight="bold" officeooo:rsid="103b85c2" style:font-weight-asian="bold" style:font-weight-complex="bold"/>
    </style:style>
    <style:style style:name="T261" style:family="text">
      <style:text-properties fo:font-weight="bold" officeooo:rsid="10b6b930" style:font-weight-asian="bold" style:font-weight-complex="bold"/>
    </style:style>
    <style:style style:name="T262" style:family="text">
      <style:text-properties officeooo:rsid="1035cc54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4" style:family="text">
      <style:text-properties officeooo:rsid="0fed6741"/>
    </style:style>
    <style:style style:name="T275" style:family="text">
      <style:text-properties officeooo:rsid="10a19599"/>
    </style:style>
    <style:style style:name="T276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2"><text:span text:style-name="Strong_20_Emphasis"><text:span text:style-name="T150">Checklist for installing</text:span></text:span><text:span text:style-name="T177"> </text:span><text:span text:style-name="T177"><text:user-field-get text:name="Distro">Debian</text:user-field-get></text:span><text:span text:style-name="T178"><text:s/></text:span><text:span text:style-name="T178"><text:user-field-get text:name="Version">12</text:user-field-get></text:span><text:span text:style-name="T179"><text:note text:id="ftn1" text:note-class="footnote"><text:note-citation>1</text:note-citation><text:note-body><text:p text:style-name="P44"><text:span text:style-name="T267">This </text:span><text:span text:style-name="Strong_20_Emphasis"><text:span text:style-name="T265"><text:user-field-get text:name="Distro">Debian</text:user-field-get></text:span></text:span><text:span text:style-name="T268"><text:s/></text:span><text:span text:style-name="T272"><text:user-field-get text:name="Version">12</text:user-field-get></text:span><text:span text:style-name="T272"><text:s/>Desktop</text:span><text:span text:style-name="T267"> (codename </text:span><text:span text:style-name="T269">bookworm</text:span><text:span text:style-name="T267">) from </text:span><text:span text:style-name="T270">June</text:span><text:span text:style-name="T267"> </text:span><text:span text:style-name="Strong_20_Emphasis"><text:span text:style-name="T273"><text:user-field-get text:name="Releaseyear">2023</text:user-field-get></text:span></text:span><text:span text:style-name="T267"><text:s/>is a so-called LTS version (stands for Long-Term Support) and is supported for 5 years until </text:span><text:span text:style-name="T271">June</text:span><text:span text:style-name="T267"> </text:span><text:span text:style-name="T174">202</text:span><text:span text:style-name="T176">8</text:span><text:span text:style-name="T175">.</text:span></text:p></text:note-body></text:note></text:span><text:span text:style-name="T180"><text:s/></text:span><text:span text:style-name="T182">Desktop</text:span><text:span text:style-name="T181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6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8"><text:s/></text:span></text:span><text:span text:style-name="Strong_20_Emphasis"><text:span text:style-name="T237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51">user</text:span></text:span><text:span text:style-name="T194"><text:tab/><text:tab/></text:span><text:span text:style-name="T193"> <text:tab/><text:tab/><text:tab/> </text:span><text:span text:style-name="T195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202">ull </text:span><text:span text:style-name="T188">na</text:span><text:span text:style-name="T189">me,</text:span><text:span text:style-name="T188"> </text:span><text:span text:style-name="T189">e.g.</text:span><text:span text:style-name="T188"> </text:span><text:span text:style-name="T190">J</text:span><text:span text:style-name="T205">oh</text:span><text:span text:style-name="T190">n </text:span><text:span text:style-name="T192">Doe</text:span><text:span text:style-name="T204">]</text:span></text:p>
      <text:p text:style-name="P96"><text:span text:style-name="Definition"><text:span text:style-name="T187">USER</text:span></text:span><text:span text:style-name="Definition"><text:span text:style-name="T250">na</text:span></text:span><text:span text:style-name="Definition"><text:span text:style-name="T252">me</text:span></text:span><text:span text:style-name="T186"><text:tab/><text:tab/><text:tab/> </text:span><text:span text:style-name="T186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50">COMPUTERNA</text:span></text:span><text:span text:style-name="Definition"><text:span text:style-name="T252">me</text:span></text:span><text:span text:style-name="T206"><text:tab/> </text:span><text:span text:style-name="T250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50"><text:s text:c="2"/></text:span><text:span text:style-name="T209">[</text:span><text:span text:style-name="T213">N</text:span><text:span text:style-name="T207">a</text:span><text:span text:style-name="T210">me of the</text:span><text:span text:style-name="T207"> compute</text:span><text:span text:style-name="T208">r, </text:span><text:span text:style-name="T210">e.g.</text:span><text:span text:style-name="T211"> </text:span><text:span text:style-name="T212">pc02</text:span><text:span text:style-name="T209">]</text:span></text:p>
      <text:p text:style-name="P65"><text:span text:style-name="Definition"><text:span text:style-name="T215">USER</text:span></text:span><text:span text:style-name="T214"><text:tab/><text:tab/></text:span><text:span text:style-name="T193"> <text:tab/><text:tab/><text:tab/> </text:span><text:span text:style-name="T195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197">ull </text:span><text:span text:style-name="T198">na</text:span><text:span text:style-name="T199">me</text:span><text:span text:style-name="T198"> possibly </text:span><text:span text:style-name="T203">2</text:span><text:span text:style-name="T228">nd</text:span><text:span text:style-name="T203"> </text:span><text:span text:style-name="T200">user</text:span><text:span text:style-name="T191">]</text:span></text:p>
      <text:p text:style-name="P96"><text:span text:style-name="Definition"><text:span text:style-name="T215">USERN</text:span></text:span><text:span text:style-name="Definition"><text:span text:style-name="T216">a</text:span></text:span><text:span text:style-name="Definition"><text:span text:style-name="T217">me</text:span></text:span><text:span text:style-name="Definition"><text:span text:style-name="T222"><text:tab/><text:tab/><text:tab/> </text:span></text:span><text:span text:style-name="T222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2"><text:s text:c="2"/></text:span><text:span text:style-name="T219">[</text:span><text:span text:style-name="T221">U</text:span><text:span text:style-name="T220">ser</text:span><text:span text:style-name="T218"> </text:span><text:span text:style-name="T224">na</text:span><text:span text:style-name="T225">me</text:span><text:span text:style-name="T224"> possibly </text:span><text:span text:style-name="T227">2</text:span><text:span text:style-name="T229">nd</text:span><text:span text:style-name="T227"> </text:span><text:span text:style-name="T226">user</text:span><text:span text:style-name="T223">]</text:span></text:p>
      <text:p text:style-name="P65"><text:span text:style-name="T154">Replace the </text:span><text:span text:style-name="T166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2">Not yet on Linux?</text:span><text:span text:style-name="T155"><text:tab/></text:span><text:span text:style-name="Strong_20_Emphasis"><text:span text:style-name="T68"><draw:control text:anchor-type="as-char" draw:z-index="20" draw:name="Vorm 2" draw:style-name="gr1" draw:text-style-name="P108" svg:width="0.35cm" svg:height="0.35cm" draw:control="control19"/></text:span></text:span><text:span text:style-name="T160"><text:tab/></text:span><text:span text:style-name="T161">Use</text:span><text:span text:style-name="T156"> </text:span><text:span text:style-name="Strong_20_Emphasis"><text:span text:style-name="T164">Checklist </text:span></text:span><text:span text:style-name="Strong_20_Emphasis"><text:span text:style-name="T165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3">Linux</text:span><text:span text:style-name="T158">.</text:span></text:p>
      <text:p text:style-name="P61"><text:span text:style-name="T245">New installation?</text:span><text:span text:style-name="T247"><text:tab/><text:tab/></text:span><text:span text:style-name="Strong_20_Emphasis"><text:span text:style-name="T239"><draw:control text:anchor-type="as-char" draw:z-index="19" draw:name="Vorm 1" draw:style-name="gr1" draw:text-style-name="P108" svg:width="0.35cm" svg:height="0.35cm" draw:control="control18"/></text:span></text:span><text:span text:style-name="T248"><text:tab/>Start at chapter </text:span><text:span text:style-name="T246"><text:bookmark-ref text:reference-format="page" text:ref-name="__RefNumPara__4009_12717081281">2</text:bookmark-ref></text:span><text:span text:style-name="T246"><text:s text:c="2"/></text:span><text:span text:style-name="T246"><text:bookmark-ref text:reference-format="text" text:ref-name="__RefNumPara__4009_12717081281">Perform installation</text:bookmark-ref></text:span><text:span text:style-name="T249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4"><text:bookmark-start text:name="__RefNumPara__4083_1271708128"/>Prepar<text:span text:style-name="T257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2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3" draw:style-name="gr1" draw:text-style-name="P10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5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3" draw:name="Vorm 4" draw:style-name="gr1" draw:text-style-name="P10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4" draw:name="Vorm 6" draw:style-name="gr1" draw:text-style-name="P108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3"><text:bookmark-start text:name="__RefNumPara__4009_12717081281"/><text:span text:style-name="Strong_20_Emphasis"><text:span text:style-name="T167">Perform installation</text:span></text:span><text:bookmark-end text:name="__RefNumPara__4009_12717081281"/></text:p>
        </text:list-item>
      </text:list>
      <text:p text:style-name="P80"><text:span text:style-name="Strong_20_Emphasis"><text:span text:style-name="T16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7"><text:span text:style-name="T168">Boot the computer from</text:span><text:span text:style-name="T170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6">Esc</text:span>, <text:span text:style-name="T256">Delete</text:span>, <text:span text:style-name="T256">F1</text:span>, <text:span text:style-name="T256">F2</text:span>, <text:span text:style-name="T256">F9</text:span>, <text:span text:style-name="T256">F10</text:span>, <text:span text:style-name="T256">F11</text:span>, <text:span text:style-name="T274">or </text:span><text:span text:style-name="T256">F12</text:span>.</text:p></text:note-body></text:note></text:span><text:span text:style-name="T168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9">Live</text:span><text:span text:style-name="T96"><text:note text:id="ftn5" text:note-class="footnote"><text:note-citation>2</text:note-citation><text:note-body><text:p text:style-name="P19"><text:span text:style-name="T230">From a Live USB stick you can boot and work with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30">without modifying any files on the hard drive and also allows installation of </text:span><text:span text:style-name="Strong_20_Emphasis"><text:span text:style-name="T173"><text:user-field-get text:name="Distro">Debian</text:user-field-get></text:span></text:span><text:span text:style-name="Strong_20_Emphasis"><text:span text:style-name="T173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3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4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4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8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62">At</text:span> <text:span text:style-name="T258">Regio</text:span><text:span text:style-name="T260">n</text:span> <text:span text:style-name="T262">choose</text:span> <text:span text:style-name="T258">Europ</text:span><text:span text:style-name="T259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21" draw:name="Vorm13_ 4" draw:style-name="gr1" draw:text-style-name="P108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6">At</text:span> <text:span text:style-name="T261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6">Choose</text:span> <text:span text:style-name="T258">English (US)</text:span> <text:span text:style-name="T276">a</text:span><text:span text:style-name="T275">n</text:span><text:span text:style-name="T276">d</text:span><text:span text:style-name="T275"> </text:span><text:span text:style-name="Strong_20_Emphasis"><text:span text:style-name="T275">English (US, intl., with dead keys)</text:span></text:span><text:span text:style-name="T27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6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5" draw:name="Vorm4" draw:style-name="gr1" draw:text-style-name="P108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6" draw:name="Vorm 7" draw:style-name="gr1" draw:text-style-name="P108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5"><text:span text:style-name="Strong_20_Emphasis"><text:span text:style-name="T16">P</text:span></text:span><text:span text:style-name="Strong_20_Emphasis"><text:span text:style-name="T235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31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7" draw:name="Vorm 8" draw:style-name="gr1" draw:text-style-name="P108" svg:width="0.35cm" svg:height="0.35cm" draw:control="control26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8" draw:name="Vorm 9" draw:style-name="gr1" draw:text-style-name="P108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7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41">Written</text:span></text:span><text:span text:style-name="Emphasis"><text:span text:style-name="T240"> </text:span></text:span><text:span text:style-name="Emphasis"><text:span text:style-name="T241">by</text:span></text:span><text:span text:style-name="Emphasis"><text:span text:style-name="T24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42">.</text:span></text:span></text:p>
      <text:p text:style-name="P68"><text:span text:style-name="Emphasis"><text:span text:style-name="T243">C</text:span></text:span><text:span text:style-name="Emphasis"><text:span text:style-name="T244">C0</text:span></text:span><text:span text:style-name="Emphasis"><text:span text:style-name="T242"> 1.0 </text:span></text:span><text:span text:style-name="Emphasis"><text:span text:style-name="T263">Universal</text:span></text:span><text:span text:style-name="Emphasis"><text:span text:style-name="T264"> </text:span></text:span><text:span text:style-name="Emphasis"><text:span text:style-name="T26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4"><text:s/></text:span></text:span><text:span text:style-name="Emphasis"><text:span text:style-name="T26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7-04T11:38:28.197572082">04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38:28.067108784</dc:date>
    <meta:keyword>Installatie</meta:keyword>
    <meta:keyword>Checklist</meta:keyword>
    <meta:keyword>Linux</meta:keyword>
    <meta:editing-cycles>6991</meta:editing-cycles>
    <meta:editing-duration>P12DT9H36M4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9" meta:character-count="3439" meta:non-whitespace-character-count="2909"/>
    <meta:user-defined meta:name="Info 1"/>
    <meta:user-defined meta:name="Info 2"/>
    <meta:user-defined meta:name="Info 3"/>
    <meta:user-defined meta:name="Info 4"/>
  </office:meta>
</office:document-meta>
</file>